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57DEF667AB9FFB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0c74" officeooo:paragraph-rsid="000d8efb"/>
    </style:style>
    <style:style style:name="P2" style:family="paragraph" style:parent-style-name="Text_20_body">
      <style:text-properties officeooo:paragraph-rsid="000d8efb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d8efb"/>
    </style:style>
    <style:style style:name="P4" style:family="paragraph" style:parent-style-name="Text_20_body">
      <style:paragraph-properties fo:margin-top="0cm" fo:margin-bottom="0cm" loext:contextual-spacing="false" fo:line-height="0.529cm"/>
      <style:text-properties officeooo:paragraph-rsid="000d8efb"/>
    </style:style>
    <style:style style:name="P5" style:family="paragraph" style:parent-style-name="Title">
      <style:paragraph-properties fo:text-align="start" style:justify-single-word="false"/>
    </style:style>
    <style:style style:name="P6" style:family="paragraph" style:parent-style-name="Heading_20_2">
      <style:text-properties style:font-name="Arial" officeooo:paragraph-rsid="000d8efb"/>
    </style:style>
    <style:style style:name="P7" style:family="paragraph" style:parent-style-name="Heading_20_2">
      <style:paragraph-properties fo:line-height="100%"/>
    </style:style>
    <style:style style:name="P8" style:family="paragraph" style:parent-style-name="Heading_20_1">
      <style:text-properties style:font-name="Arial" officeooo:paragraph-rsid="000d8efb"/>
    </style:style>
    <style:style style:name="P9" style:family="paragraph" style:parent-style-name="Heading_20_1">
      <style:text-properties style:font-name="Arial" officeooo:rsid="001f56fa" officeooo:paragraph-rsid="000d8efb"/>
    </style:style>
    <style:style style:name="P10" style:family="paragraph" style:parent-style-name="Heading_20_1">
      <style:paragraph-properties fo:line-height="100%"/>
      <style:text-properties officeooo:paragraph-rsid="0012e585"/>
    </style:style>
    <style:style style:name="P11" style:family="paragraph" style:parent-style-name="Heading_20_1">
      <style:paragraph-properties fo:margin-top="0.222cm" fo:margin-bottom="0.011cm" loext:contextual-spacing="false"/>
      <style:text-properties style:font-name="Arial" officeooo:paragraph-rsid="0012e585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tandard">
      <style:text-properties style:text-underline-style="none" officeooo:rsid="0010e69f" officeooo:paragraph-rsid="0010e69f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officeooo:paragraph-rsid="000d8efb"/>
    </style:style>
    <style:style style:name="P15" style:family="paragraph" style:parent-style-name="Standard">
      <style:text-properties style:font-name="Arial" officeooo:rsid="001a0c74" officeooo:paragraph-rsid="00151494"/>
    </style:style>
    <style:style style:name="P16" style:family="paragraph" style:parent-style-name="Standard" style:list-style-name="L8">
      <style:paragraph-properties fo:margin-top="0.101cm" fo:margin-bottom="0.101cm" loext:contextual-spacing="false" fo:text-align="start" style:justify-single-word="false"/>
      <style:text-properties style:font-name="Arial" officeooo:paragraph-rsid="000d8efb"/>
    </style:style>
    <style:style style:name="P1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9b599" officeooo:paragraph-rsid="0012e585"/>
    </style:style>
    <style:style style:name="P18" style:family="paragraph" style:parent-style-name="Text_20_body">
      <style:text-properties style:text-underline-style="solid" style:text-underline-width="auto" style:text-underline-color="font-color" officeooo:rsid="0010e69f" officeooo:paragraph-rsid="0010e69f"/>
    </style:style>
    <style:style style:name="P19" style:family="paragraph" style:parent-style-name="Text_20_body">
      <style:text-properties officeooo:rsid="0010e69f" officeooo:paragraph-rsid="0010e69f"/>
    </style:style>
    <style:style style:name="P20" style:family="paragraph" style:parent-style-name="Text_20_body">
      <style:text-properties style:text-underline-style="none" officeooo:rsid="0011e441" officeooo:paragraph-rsid="0011e441"/>
    </style:style>
    <style:style style:name="P21" style:family="paragraph" style:parent-style-name="Text_20_body" style:list-style-name="L6">
      <style:text-properties fo:color="#000000" style:font-name="Arial" officeooo:rsid="00305514" officeooo:paragraph-rsid="000d8efb"/>
    </style:style>
    <style:style style:name="P22" style:family="paragraph" style:parent-style-name="Text_20_body">
      <style:text-properties style:font-name="Arial" officeooo:rsid="001aa178" officeooo:paragraph-rsid="00151494"/>
    </style:style>
    <style:style style:name="P23" style:family="paragraph" style:parent-style-name="Text_20_body">
      <style:text-properties style:font-name="Arial" officeooo:rsid="001a0c74" officeooo:paragraph-rsid="000d8efb"/>
    </style:style>
    <style:style style:name="P24" style:family="paragraph" style:parent-style-name="Text_20_body" style:list-style-name="L7">
      <style:text-properties style:font-name="Arial" officeooo:rsid="00305514" officeooo:paragraph-rsid="000d8efb"/>
    </style:style>
    <style:style style:name="P25" style:family="paragraph" style:parent-style-name="Text_20_body" style:list-style-name="L6">
      <style:text-properties style:font-name="Arial" officeooo:rsid="00305514" officeooo:paragraph-rsid="000d8efb"/>
    </style:style>
    <style:style style:name="P26" style:family="paragraph" style:parent-style-name="Text_20_body" style:list-style-name="L6">
      <style:text-properties style:font-name="Arial" officeooo:paragraph-rsid="000d8efb"/>
    </style:style>
    <style:style style:name="P27" style:family="paragraph" style:parent-style-name="Text_20_body" style:list-style-name="L5">
      <style:text-properties style:font-name="Arial" officeooo:paragraph-rsid="000d8efb"/>
    </style:style>
    <style:style style:name="P28" style:family="paragraph" style:parent-style-name="Text_20_body">
      <style:text-properties style:font-name="Arial" officeooo:rsid="002e7638" officeooo:paragraph-rsid="000d8efb"/>
    </style:style>
    <style:style style:name="P29" style:family="paragraph" style:parent-style-name="Text_20_body" style:list-style-name="L2">
      <style:text-properties style:font-name="Arial" officeooo:rsid="002e7638" officeooo:paragraph-rsid="000d8efb"/>
    </style:style>
    <style:style style:name="P30" style:family="paragraph" style:parent-style-name="Text_20_body" style:list-style-name="L1">
      <style:text-properties style:font-name="Arial" officeooo:rsid="002cd815" officeooo:paragraph-rsid="000d8efb"/>
    </style:style>
    <style:style style:name="P31" style:family="paragraph" style:parent-style-name="Text_20_body" style:list-style-name="L4">
      <style:text-properties style:font-name="Arial" officeooo:rsid="002cd815" officeooo:paragraph-rsid="000d8efb"/>
    </style:style>
    <style:style style:name="P32" style:family="paragraph" style:parent-style-name="Text_20_body">
      <style:text-properties style:font-name="Arial" style:text-underline-style="solid" style:text-underline-width="auto" style:text-underline-color="font-color" officeooo:rsid="00206c4b" officeooo:paragraph-rsid="000d8efb"/>
    </style:style>
    <style:style style:name="P33" style:family="paragraph" style:parent-style-name="Text_20_body">
      <style:text-properties style:font-name="Arial" style:text-underline-style="solid" style:text-underline-width="auto" style:text-underline-color="font-color" officeooo:paragraph-rsid="000d8efb"/>
    </style:style>
    <style:style style:name="P34" style:family="paragraph" style:parent-style-name="Text_20_body">
      <style:text-properties style:font-name="Arial" officeooo:rsid="0010e69f" officeooo:paragraph-rsid="0010e69f"/>
    </style:style>
    <style:style style:name="P35" style:family="paragraph" style:parent-style-name="Text_20_body">
      <style:text-properties style:font-name="Arial" officeooo:paragraph-rsid="000d8efb"/>
    </style:style>
    <style:style style:name="P36" style:family="paragraph" style:parent-style-name="Text_20_body" style:list-style-name="L3">
      <style:text-properties style:font-name="Arial" officeooo:rsid="002b167e" officeooo:paragraph-rsid="000d8efb"/>
    </style:style>
    <style:style style:name="P37" style:family="paragraph" style:parent-style-name="Text_20_body">
      <style:paragraph-properties fo:line-height="0.529cm"/>
      <style:text-properties style:font-name="Arial" officeooo:paragraph-rsid="000d8efb"/>
    </style:style>
    <style:style style:name="P38" style:family="paragraph" style:parent-style-name="Text_20_body">
      <style:text-properties style:font-name="Arial" officeooo:paragraph-rsid="0012e585"/>
    </style:style>
    <style:style style:name="P39" style:family="paragraph" style:parent-style-name="Text_20_body">
      <style:text-properties style:font-name="Arial" fo:font-size="14pt" officeooo:rsid="0018a3a9" officeooo:paragraph-rsid="000d8efb" style:font-size-asian="14pt" style:font-size-complex="14pt"/>
    </style:style>
    <style:style style:name="P40" style:family="paragraph" style:parent-style-name="Text_20_body">
      <style:text-properties style:font-name="Arial" officeooo:rsid="001a824c" officeooo:paragraph-rsid="001a824c"/>
    </style:style>
    <style:style style:name="P41" style:family="paragraph" style:parent-style-name="Text_20_body">
      <style:text-properties officeooo:rsid="001a0c74" officeooo:paragraph-rsid="000d8efb"/>
    </style:style>
    <style:style style:name="P42" style:family="paragraph" style:parent-style-name="Text_20_body">
      <style:paragraph-properties fo:margin-top="0cm" fo:margin-bottom="0cm" loext:contextual-spacing="false" fo:line-height="0.529cm"/>
      <style:text-properties style:font-name="Arial" style:text-underline-style="solid" style:text-underline-width="auto" style:text-underline-color="font-color" officeooo:paragraph-rsid="000d8efb"/>
    </style:style>
    <style:style style:name="P43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paragraph-rsid="000d8efb"/>
    </style:style>
    <style:style style:name="P44" style:family="paragraph" style:parent-style-name="Text_20_body">
      <style:paragraph-properties fo:margin-top="0cm" fo:margin-bottom="0cm" loext:contextual-spacing="false"/>
      <style:text-properties style:font-name="Arial" officeooo:paragraph-rsid="000d8efb"/>
    </style:style>
    <style:style style:name="T1" style:family="text">
      <style:text-properties officeooo:rsid="0033c5b0"/>
    </style:style>
    <style:style style:name="T2" style:family="text">
      <style:text-properties officeooo:rsid="0035db85"/>
    </style:style>
    <style:style style:name="T3" style:family="text">
      <style:text-properties officeooo:rsid="003505fe"/>
    </style:style>
    <style:style style:name="T4" style:family="text">
      <style:text-properties officeooo:rsid="00305514"/>
    </style:style>
    <style:style style:name="T5" style:family="text">
      <style:text-properties officeooo:rsid="00386c43"/>
    </style:style>
    <style:style style:name="T6" style:family="text">
      <style:text-properties officeooo:rsid="00364f3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a5d2" style:font-weight-asian="bold" style:font-weight-complex="bold"/>
    </style:style>
    <style:style style:name="T9" style:family="text">
      <style:text-properties fo:font-weight="bold" officeooo:rsid="001c2188" style:font-weight-asian="bold" style:font-weight-complex="bold"/>
    </style:style>
    <style:style style:name="T10" style:family="text">
      <style:text-properties fo:font-weight="bold" officeooo:rsid="001f56fa" style:font-weight-asian="bold" style:font-weight-complex="bold"/>
    </style:style>
    <style:style style:name="T11" style:family="text">
      <style:text-properties fo:font-weight="bold" officeooo:rsid="0010e69f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2a5d2" style:font-weight-asian="normal" style:font-weight-complex="normal"/>
    </style:style>
    <style:style style:name="T14" style:family="text">
      <style:text-properties officeooo:rsid="002e7638"/>
    </style:style>
    <style:style style:name="T15" style:family="text">
      <style:text-properties fo:color="#000000"/>
    </style:style>
    <style:style style:name="T16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T17" style:family="text">
      <style:text-properties fo:color="#000000" fo:font-size="12pt" fo:font-style="normal" fo:font-weight="normal" officeooo:rsid="0012e585" style:font-size-asian="12pt" style:font-style-asian="normal" style:font-weight-asian="normal" style:font-size-complex="12pt"/>
    </style:style>
    <style:style style:name="T18" style:family="text">
      <style:text-properties fo:color="#000000" fo:font-size="12pt" fo:font-weight="normal" style:font-size-asian="12pt" style:font-weight-asian="normal" style:font-size-complex="12pt"/>
    </style:style>
    <style:style style:name="T19" style:family="text">
      <style:text-properties fo:color="#000000" officeooo:rsid="00167eb9"/>
    </style:style>
    <style:style style:name="T20" style:family="text">
      <style:text-properties officeooo:rsid="002cd815"/>
    </style:style>
    <style:style style:name="T21" style:family="text">
      <style:text-properties officeooo:rsid="001c2188"/>
    </style:style>
    <style:style style:name="T22" style:family="text">
      <style:text-properties officeooo:rsid="001f56fa"/>
    </style:style>
    <style:style style:name="T23" style:family="text">
      <style:text-properties officeooo:rsid="0039b599"/>
    </style:style>
    <style:style style:name="T24" style:family="text">
      <style:text-properties officeooo:rsid="000f8426"/>
    </style:style>
    <style:style style:name="T25" style:family="text">
      <style:text-properties officeooo:rsid="0010e69f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officeooo:rsid="0012e585"/>
    </style:style>
    <style:style style:name="T29" style:family="text">
      <style:text-properties fo:font-size="12pt" fo:font-style="normal" fo:font-weight="normal" style:font-size-asian="12pt" style:font-style-asian="normal" style:font-weight-asian="normal"/>
    </style:style>
    <style:style style:name="T30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style:font-name="Arial"/>
    </style:style>
    <style:style style:name="T33" style:family="text">
      <style:text-properties style:font-name="Arial" officeooo:rsid="0011e441"/>
    </style:style>
    <style:style style:name="T34" style:family="text">
      <style:text-properties style:font-name="Arial" fo:font-weight="normal" style:font-weight-asian="normal" style:font-weight-complex="normal"/>
    </style:style>
    <style:style style:name="T35" style:family="text">
      <style:text-properties style:font-name="Arial" fo:font-weight="normal" officeooo:rsid="001c288e" style:font-weight-asian="normal" style:font-weight-complex="normal"/>
    </style:style>
    <style:style style:name="T36" style:family="text">
      <style:text-properties style:font-name="Arial" fo:font-weight="normal" officeooo:rsid="001f56fa" style:font-weight-asian="normal" style:font-weight-complex="normal"/>
    </style:style>
    <style:style style:name="T37" style:family="text">
      <style:text-properties style:font-name="Arial" fo:font-weight="normal" officeooo:rsid="001c2188" style:font-weight-asian="normal" style:font-weight-complex="normal"/>
    </style:style>
    <style:style style:name="T38" style:family="text">
      <style:text-properties style:font-name="Arial" style:text-underline-style="solid" style:text-underline-width="auto" style:text-underline-color="font-color"/>
    </style:style>
    <style:style style:name="T39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style:font-name="Arial" style:text-underline-style="solid" style:text-underline-width="auto" style:text-underline-color="font-color" fo:font-weight="bold" officeooo:rsid="0016c126" style:font-weight-asian="bold" style:font-weight-complex="bold"/>
    </style:style>
    <style:style style:name="T41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style:font-name="Arial" officeooo:rsid="0039b599"/>
    </style:style>
    <style:style style:name="T43" style:family="text">
      <style:text-properties style:font-name="Arial" officeooo:rsid="0016c126"/>
    </style:style>
    <style:style style:name="T44" style:family="text">
      <style:text-properties officeooo:rsid="0013f27f"/>
    </style:style>
    <style:style style:name="T45" style:family="text">
      <style:text-properties officeooo:rsid="001a0c74"/>
    </style:style>
    <style:style style:name="T46" style:family="text">
      <style:text-properties officeooo:rsid="00151494"/>
    </style:style>
    <style:style style:name="T47" style:family="text">
      <style:text-properties officeooo:rsid="00167eb9"/>
    </style:style>
    <style:style style:name="T48" style:family="text">
      <style:text-properties officeooo:rsid="0016c126"/>
    </style:style>
    <style:style style:name="T49" style:family="text">
      <style:text-properties officeooo:rsid="0018af1d"/>
    </style:style>
    <style:style style:name="T50" style:family="text">
      <style:text-properties fo:color="#c9211e"/>
    </style:style>
    <style:style style:name="T51" style:family="text">
      <style:text-properties fo:color="#c9211e" officeooo:rsid="00167eb9"/>
    </style:style>
    <style:style style:name="T52" style:family="text">
      <style:text-properties officeooo:rsid="001d1d9a"/>
    </style:style>
    <style:style style:name="T53" style:family="text">
      <style:text-properties officeooo:rsid="001e5f7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72cm, 2.72cm, 2.72cm, 2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/>
      <text:p text:style-name="P5"><text:span text:style-name="T52">Q</text:span>uiec <text:span text:style-name="T44">F</text:span>lorian</text:p>
      <text:p text:style-name="P39"/>
      <text:p text:style-name="P22">852 Rue Monseigneur-Grandin, <text:s text:c="57"/><text:a xlink:type="simple" xlink:href="mailto:florian.quiec@yahoo.com" text:style-name="Internet_20_link" text:visited-style-name="Visited_20_Internet_20_Link"><text:span text:style-name="T45">florian.quiec@yahoo.com</text:span></text:a></text:p>
      <text:p text:style-name="P15"><draw:a xlink:type="simple" xlink:href="https://www.linkedin.com/in/florian-quiec-51b907166/"><draw:frame draw:style-name="fr1" draw:name="linked-in" text:anchor-type="paragraph" svg:x="14.25cm" svg:y="0.002cm" svg:width="0.49cm" svg:height="0.49cm" draw:z-index="0"><draw:image xlink:href="Pictures/100002010000020000000200D57DEF667AB9FFB0.png" xlink:type="simple" xlink:show="embed" xlink:actuate="onLoad" loext:mime-type="image/png"/></draw:frame></draw:a><text:span text:style-name="T19">Quebec City, Québec G1V 3X7 <text:s text:c="76"/></text:span><text:a xlink:type="simple" xlink:href="https://www.linkedin.com/in/florian-quiec-51b907166/" text:style-name="Internet_20_link" text:visited-style-name="Visited_20_Internet_20_Link"><text:span text:style-name="T46">Profil LinkedIn</text:span></text:a></text:p>
      <text:p text:style-name="P23"/>
      <text:p text:style-name="P1"><text:span text:style-name="T32">Canada</text:span></text:p>
      <text:p text:style-name="P1"><text:span text:style-name="T32"/></text:p>
      <text:h text:style-name="P8" text:outline-level="1">Objectif de carrière.</text:h>
      <text:p text:style-name="P40">La protection et la compréhension de l’environnement ont toujours constitué mon centre d’intérêt principal. Diverses raisons m’<text:span text:style-name="T53">o</text:span>n<text:span text:style-name="T53">t</text:span> amen<text:span text:style-name="T53">ées</text:span> <text:span text:style-name="T53">à</text:span> m’épanouir dans d’autres profession<text:span text:style-name="T53">s,</text:span> mais je souhaite profiter de ma venu<text:span text:style-name="T53">e</text:span> au <text:span text:style-name="T53">C</text:span>anada pour renouer avec ma formation initial<text:span text:style-name="T53">e</text:span> en <text:span text:style-name="T53">B</text:span>iologie de l’environnement.</text:p>
      <text:h text:style-name="P11" text:outline-level="1"><text:span text:style-name="T44">Compétence</text:span> <text:span text:style-name="T44">et aptitudes</text:span></text:h>
      <text:h text:style-name="Heading_20_2" text:outline-level="2">Personnelles</text:h>
      <text:list xml:id="list1295213926" text:style-name="L7">
        <text:list-item>
          <text:p text:style-name="P24"><text:span text:style-name="T47">A</text:span>pprendre <text:span text:style-name="T47">à </text:span>réaliser chaque tâche <text:span text:style-name="T49">avec soin et efficacité</text:span>.</text:p>
        </text:list-item>
        <text:list-item>
          <text:p text:style-name="P24"><text:span text:style-name="T1">Montrer de la c</text:span>uriosité envers tou<text:span text:style-name="T47">t</text:span> ce qui <text:span text:style-name="T47">à</text:span> trait <text:span text:style-name="T47">à</text:span> la technique et au<text:span text:style-name="T44">x</text:span> science<text:span text:style-name="T44">s</text:span> en <text:span text:style-name="T2">général.</text:span></text:p>
        </text:list-item>
        <text:list-item>
          <text:p text:style-name="P24"><text:span text:style-name="T1">Travailler</text:span> en <text:span text:style-name="T1">extérieur</text:span> et en condition<text:span text:style-name="T44">s</text:span> <text:span text:style-name="T1">difficiles.</text:span></text:p>
        </text:list-item>
      </text:list>
      <text:h text:style-name="P6" text:outline-level="2">Scolaire<text:span text:style-name="T47">s</text:span></text:h>
      <text:list xml:id="list562506530" text:style-name="L6">
        <text:list-item>
          <text:p text:style-name="P26"><text:span text:style-name="T3">Réaliser et rédiger une étude</text:span> bibliographique, <text:span text:style-name="T3">une analyse statistique. Interpréter et </text:span>compil<text:span text:style-name="T3">er </text:span>de<text:span text:style-name="T3">s</text:span> résultats <text:span text:style-name="T4">e</text:span>xpérimentaux.</text:p>
        </text:list-item>
        <text:list-item>
          <text:p text:style-name="P25"><text:span text:style-name="T3">Effectuer une </text:span>Veille technologique <text:span text:style-name="T3">efficace</text:span></text:p>
        </text:list-item>
        <text:list-item>
          <text:p text:style-name="P25"><text:span text:style-name="T47">I</text:span>dentifi<text:span text:style-name="T2">er et inventorier la flore et faune</text:span>, <text:span text:style-name="T5">échantillonner</text:span> par transect, quadra <text:span text:style-name="T2">et autres méthodes.</text:span></text:p>
        </text:list-item>
        <text:list-item>
          <text:p text:style-name="P21">Prél<text:span text:style-name="T2">ever <text:s/></text:span>d<text:span text:style-name="T2">e l’</text:span>eau, <text:span text:style-name="T2">des</text:span> sédiment<text:span text:style-name="T47">s</text:span>, <text:span text:style-name="T2">effectuer des mesures physico-chimiques, y compris depuis un bateau.</text:span></text:p>
        </text:list-item>
      </text:list>
      <text:h text:style-name="P6" text:outline-level="2">Professionnel<text:span text:style-name="T47">les</text:span></text:h>
      <text:list xml:id="list447079956" text:style-name="L5">
        <text:list-item>
          <text:p text:style-name="P27">Stratifi<text:span text:style-name="T2">er</text:span> : pièces à l'unité, tous procédés.</text:p>
        </text:list-item>
        <text:list-item>
          <text:p text:style-name="P27">Install<text:span text:style-name="T2">er</text:span> de<text:span text:style-name="T2">s</text:span> dispositifs expérimentaux.</text:p>
        </text:list-item>
        <text:list-item>
          <text:p text:style-name="P27"><text:span text:style-name="T2">Effectuer des tâches de </text:span>maintenance courante <text:span text:style-name="T2">et de petite mécanique.</text:span></text:p>
        </text:list-item>
        <text:list-item>
          <text:p text:style-name="P27">Manipul<text:span text:style-name="T2">er</text:span> et bagu<text:span text:style-name="T2">er</text:span> <text:span text:style-name="T2">des </text:span>oiseaux, <text:span text:style-name="T47">effectuer des </text:span>soins <text:span text:style-name="T6">aux animaux.</text:span></text:p>
        </text:list-item>
      </text:list>
      <text:h text:style-name="P9" text:outline-level="1"><text:soft-page-break/>Expérience</text:h>
      <text:p text:style-name="P14"><text:span text:style-name="T7">Stratifieur, </text:span><text:span text:style-name="T11">P</text:span><text:span text:style-name="T7">rototypiste </text:span><text:span text:style-name="T12">dans le nautisme. <text:s text:c="35"/></text:span>Février 2018 - <text:span text:style-name="T25">Janvier 2020</text:span></text:p>
      <text:p text:style-name="P13"><text:a xlink:type="simple" xlink:href="http://www.technologiemarine.com/" text:style-name="Internet_20_link" text:visited-style-name="Visited_20_Internet_20_Link"><text:span text:style-name="T32">Technologie </text:span></text:a><text:a xlink:type="simple" xlink:href="http://www.technologiemarine.com/" text:style-name="Internet_20_link" text:visited-style-name="Visited_20_Internet_20_Link"><text:span text:style-name="T33">M</text:span></text:a><text:a xlink:type="simple" xlink:href="http://www.technologiemarine.com/" text:style-name="Internet_20_link" text:visited-style-name="Visited_20_Internet_20_Link"><text:span text:style-name="T32">arine</text:span></text:a></text:p>
      <text:p text:style-name="P28"/>
      <text:list xml:id="list1612966998" text:style-name="L1">
        <text:list-item>
          <text:p text:style-name="P30">Réalisation de <text:span text:style-name="T24">pièces</text:span> en composite, selon diverse<text:span text:style-name="T28">s</text:span> techniques <text:span text:style-name="T47">à</text:span> haute performance <text:span text:style-name="T14">pour le secteur de la compétition nautique.</text:span></text:p>
        </text:list-item>
        <text:list-item>
          <text:p text:style-name="P30">Fabrication et assemblage d’un catamaran de 69‘’ <text:span text:style-name="T47">(CA du projet 1,4M€)</text:span>.</text:p>
        </text:list-item>
        <text:list-item>
          <text:p text:style-name="P30">Réalisation s<text:span text:style-name="T24">ur </text:span>plan d’architecte de <text:span text:style-name="T24">pièces</text:span> unique<text:span text:style-name="T47">s</text:span> <text:span text:style-name="T24">de</text:span> forte valeur: <text:span text:style-name="T47">moule, voilier de compétition.</text:span></text:p>
        </text:list-item>
      </text:list>
      <text:p text:style-name="P28"/>
      <text:p text:style-name="P32">Bénévolat en <text:span text:style-name="T7">archéologie. <text:s text:c="87"/></text:span>Juillet 2019</text:p>
      <text:p text:style-name="P19"><text:a xlink:type="simple" xlink:href="https://creaah.cnrs.fr/" text:style-name="Internet_20_link" text:visited-style-name="Visited_20_Internet_20_Link"><text:span text:style-name="T32">CreAAH</text:span></text:a></text:p>
      <text:p text:style-name="P34"/>
      <text:list xml:id="list2834457006" text:style-name="L2">
        <text:list-item>
          <text:p text:style-name="P29"><text:span text:style-name="T25">F</text:span>ouille d’une tombe <text:span text:style-name="T15">néolithique</text:span>, mise en valeur des structure<text:span text:style-name="T47">s</text:span> <text:span text:style-name="T5">extérieures.</text:span></text:p>
        </text:list-item>
        <text:list-item>
          <text:p text:style-name="P29">Apprentissage de technique<text:span text:style-name="T47">s</text:span> et <text:span text:style-name="T5">connaissances</text:span> sortant de mon domaine de <text:span text:style-name="T5">compétence.</text:span></text:p>
        </text:list-item>
        <text:list-item>
          <text:p text:style-name="P29">Travail physique, en <text:span text:style-name="T5">extérieur.</text:span></text:p>
        </text:list-item>
        <text:list-item>
          <text:p text:style-name="P29">Travail <text:span text:style-name="T5">minutieux</text:span>.</text:p>
        </text:list-item>
        <text:list-item>
          <text:p text:style-name="P29"><text:span text:style-name="T5">Aptitude</text:span> <text:span text:style-name="T25">à</text:span> vivre en groupe et <text:span text:style-name="T47">à </text:span>collaborer vers un objectif commun, malgré des parcours très divers.</text:p>
        </text:list-item>
      </text:list>
      <text:p text:style-name="P35"/>
      <text:p text:style-name="P33">Bénévolat suivi d'un Service Civique en <text:span text:style-name="T11">S</text:span><text:span text:style-name="T7">oins à la faune sauvage</text:span>. <text:s text:c="10"/>Février - Août 2015</text:p>
      <text:p text:style-name="P18"><text:a xlink:type="simple" xlink:href="http://csol.fr/" text:style-name="Internet_20_link" text:visited-style-name="Visited_20_Internet_20_Link"><text:span text:style-name="T32">Csosl</text:span></text:a></text:p>
      <text:p text:style-name="P35"/>
      <text:list xml:id="list3231812171" text:style-name="L3">
        <text:list-item>
          <text:p text:style-name="P36">Soin au<text:span text:style-name="T48">x</text:span> jeunes oiseaux, <text:span text:style-name="T24">nourrissage</text:span>, élevage, gestion de la nurserie.</text:p>
        </text:list-item>
        <text:list-item>
          <text:p text:style-name="P36">Soin et suivi des animaux <text:span text:style-name="T48">ayant subi un</text:span> traumatisme.</text:p>
        </text:list-item>
        <text:list-item>
          <text:p text:style-name="P36"><text:span text:style-name="T24">Administration</text:span> des traitement<text:span text:style-name="T48">s</text:span> <text:span text:style-name="T24">médicamenteux</text:span> dans le respect des prescription<text:span text:style-name="T48">s</text:span> <text:span text:style-name="T24">vétérinaires.</text:span></text:p>
        </text:list-item>
        <text:list-item>
          <text:p text:style-name="P36">Assistance lors de certains actes <text:span text:style-name="T24">vétérinaires.</text:span></text:p>
        </text:list-item>
        <text:list-item>
          <text:p text:style-name="P36"><text:span text:style-name="T24">Accueil</text:span> du publique et des <text:span text:style-name="T24">bénévoles</text:span>, explication<text:span text:style-name="T48">s</text:span> sur le devenir des animaux <text:span text:style-name="T20">accueillis.</text:span></text:p>
        </text:list-item>
        <text:list-item>
          <text:p text:style-name="P36"><text:span text:style-name="T24">E</text:span>ntretient des installation<text:span text:style-name="T48">s</text:span>, nettoyage, maintenance courante.</text:p>
          <text:p text:style-name="P36"/>
        </text:list-item>
      </text:list>
      <text:p text:style-name="P35"><text:span text:style-name="T26">Stage en recherche : </text:span><text:span text:style-name="T27">Tomographie électrique de la Soufrière. <text:s text:c="29"/></text:span><text:span text:style-name="T26">Août <text:s/>2011</text:span></text:p>
      <text:p text:style-name="P20"><text:a xlink:type="simple" xlink:href="https://ipr.univ-rennes1.fr/en" text:style-name="Internet_20_link" text:visited-style-name="Visited_20_Internet_20_Link"><text:span text:style-name="T32">Institut de Physique de Rennes</text:span></text:a></text:p>
      <text:p text:style-name="P33"/>
      <text:list xml:id="list2608431159" text:style-name="L4">
        <text:list-item>
          <text:p text:style-name="P31">Participation <text:span text:style-name="T48">à</text:span> l’installation du dispositif de <text:span text:style-name="T5">tomographie.</text:span></text:p>
        </text:list-item>
        <text:list-item>
          <text:p text:style-name="P31">Acquisition des coupes tomographiques, mesure des courant<text:span text:style-name="T48">s</text:span> d’air inhalant et <text:span text:style-name="T5">exhalant</text:span> du <text:span text:style-name="T5">cratère</text:span> de la Soufrière.</text:p>
        </text:list-item>
        <text:list-item>
          <text:p text:style-name="P31">Participation <text:span text:style-name="T48">à</text:span> la création et <text:span text:style-name="T48">à </text:span>la mise en place des dispositif<text:span text:style-name="T48">s</text:span> <text:span text:style-name="T5">expérimentaux</text:span>.</text:p>
        </text:list-item>
        <text:list-item>
          <text:p text:style-name="P31">Participation <text:span text:style-name="T48">à</text:span> l’entretient des installation<text:span text:style-name="T48">s</text:span> d’acquisition de donnée en milieu isolé.</text:p>
        </text:list-item>
        <text:list-item>
          <text:p text:style-name="P31">Traitement et formatage de données brutes.</text:p>
        </text:list-item>
      </text:list>
      <text:h text:style-name="P8" text:outline-level="1"><text:soft-page-break/>Formation</text:h>
      <text:p text:style-name="P37">(les intitulés des diplômes obtenu<text:span text:style-name="T48">s</text:span> en France sont traduit<text:span text:style-name="T48">s</text:span> par leur<text:span text:style-name="T48">s</text:span> équivalent<text:span text:style-name="T48">s</text:span> québecois)</text:p>
      <text:p text:style-name="P42"><text:span text:style-name="T7">Stratifieur, Prototypiste </text:span><text:span text:style-name="T12">(formation professionnelle) <text:s text:c="57"/></text:span>2018</text:p>
      <text:p text:style-name="P4"><text:a xlink:type="simple" xlink:href="http://www.technologiemarine.com/" text:style-name="Internet_20_link" text:visited-style-name="Visited_20_Internet_20_Link"><text:span text:style-name="T32">Technologie Marine (</text:span></text:a><text:a xlink:type="simple" xlink:href="http://www.technologiemarine.com/" text:style-name="Internet_20_link" text:visited-style-name="Visited_20_Internet_20_Link"><text:span text:style-name="T43">fabrication de </text:span></text:a><text:a xlink:type="simple" xlink:href="http://www.technologiemarine.com/" text:style-name="Internet_20_link" text:visited-style-name="Visited_20_Internet_20_Link"><text:span text:style-name="T32">voilier de comp</text:span></text:a><text:a xlink:type="simple" xlink:href="http://www.technologiemarine.com/" text:style-name="Internet_20_link" text:visited-style-name="Visited_20_Internet_20_Link"><text:span text:style-name="T43">é</text:span></text:a><text:a xlink:type="simple" xlink:href="http://www.technologiemarine.com/" text:style-name="Internet_20_link" text:visited-style-name="Visited_20_Internet_20_Link"><text:span text:style-name="T32">tition)</text:span></text:a></text:p>
      <text:p text:style-name="P35"/>
      <text:p text:style-name="P43"><text:span text:style-name="T21">Première année de </text:span><text:span text:style-name="T8">Maitrise en </text:span><text:span text:style-name="T9">océanographie</text:span><text:span text:style-name="T8"> </text:span><text:span text:style-name="T13">(non acquis) <text:s text:c="42"/>2</text:span><text:span text:style-name="T12">017</text:span></text:p>
      <text:p text:style-name="P3"><text:a xlink:type="simple" xlink:href="https://www.osupytheas.fr/?-Master-Oceanographie-Oceanography-Master-&amp;lang=fr" text:style-name="Internet_20_link" text:visited-style-name="Visited_20_Internet_20_Link"><text:span text:style-name="T34">Observatoire des </text:span></text:a><text:a xlink:type="simple" xlink:href="https://www.osupytheas.fr/?-Master-Oceanographie-Oceanography-Master-&amp;lang=fr" text:style-name="Internet_20_link" text:visited-style-name="Visited_20_Internet_20_Link"><text:span text:style-name="T35">S</text:span></text:a><text:a xlink:type="simple" xlink:href="https://www.osupytheas.fr/?-Master-Oceanographie-Oceanography-Master-&amp;lang=fr" text:style-name="Internet_20_link" text:visited-style-name="Visited_20_Internet_20_Link"><text:span text:style-name="T34">ciences de l’</text:span></text:a><text:a xlink:type="simple" xlink:href="https://www.osupytheas.fr/?-Master-Oceanographie-Oceanography-Master-&amp;lang=fr" text:style-name="Internet_20_link" text:visited-style-name="Visited_20_Internet_20_Link"><text:span text:style-name="T35">U</text:span></text:a><text:a xlink:type="simple" xlink:href="https://www.osupytheas.fr/?-Master-Oceanographie-Oceanography-Master-&amp;lang=fr" text:style-name="Internet_20_link" text:visited-style-name="Visited_20_Internet_20_Link"><text:span text:style-name="T34">nivers Pythéas (Marseille, </text:span></text:a><text:a xlink:type="simple" xlink:href="https://www.osupytheas.fr/?-Master-Oceanographie-Oceanography-Master-&amp;lang=fr" text:style-name="Internet_20_link" text:visited-style-name="Visited_20_Internet_20_Link"><text:span text:style-name="T36">France</text:span></text:a><text:a xlink:type="simple" xlink:href="https://www.osupytheas.fr/?-Master-Oceanographie-Oceanography-Master-&amp;lang=fr" text:style-name="Internet_20_link" text:visited-style-name="Visited_20_Internet_20_Link"><text:span text:style-name="T34">)</text:span></text:a></text:p>
      <text:p text:style-name="P35"/>
      <text:p text:style-name="P3"><text:span text:style-name="T39">B</text:span><text:span text:style-name="Strong_20_Emphasis"><text:span text:style-name="T39">acc</text:span></text:span><text:span text:style-name="Strong_20_Emphasis"><text:span text:style-name="T38">alauréat</text:span></text:span><text:span text:style-name="Strong_20_Emphasis"><text:span text:style-name="T41"> en </text:span></text:span><text:span text:style-name="Strong_20_Emphasis"><text:span text:style-name="T40">B</text:span></text:span><text:span text:style-name="Strong_20_Emphasis"><text:span text:style-name="T39">iologie des organismes <text:s text:c="69"/></text:span></text:span><text:span text:style-name="Strong_20_Emphasis"><text:span text:style-name="T41">2016</text:span></text:span></text:p>
      <text:p text:style-name="P3"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37">Université de Rennes 1 (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36">Rennes, 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37">France)</text:span></text:span></text:a></text:p>
      <text:p text:style-name="P2"><text:span text:style-name="Strong_20_Emphasis"><text:span text:style-name="T32"/></text:span></text:p>
      <text:p text:style-name="P43"><text:span text:style-name="T10">Diplôme</text:span><text:span text:style-name="T7"> </text:span><text:span text:style-name="T10">d’études</text:span><text:span text:style-name="T7"> </text:span><text:span text:style-name="T10">collégial</text:span> (spécialité <text:span text:style-name="T48">S</text:span>cience, option Biologie) <text:s text:c="37"/>2010</text:p>
      <text:p text:style-name="P44">Lycée Victor <text:span text:style-name="T22">Hugo (Hennebont, France)</text:span></text:p>
      <text:h text:style-name="P10" text:outline-level="1"><text:span text:style-name="T42">I</text:span><text:span text:style-name="T32">nformation</text:span><text:span text:style-name="T43">s</text:span><text:span text:style-name="T32"> </text:span><text:span text:style-name="T42">complémentaire</text:span><text:span text:style-name="T43">s</text:span></text:h>
      <text:h text:style-name="P7" text:outline-level="2"><text:span text:style-name="T23">Informatique et l</text:span>ogiciels</text:h>
      <text:list xml:id="list3876507419" text:style-name="L8">
        <text:list-item>
          <text:p text:style-name="P16"><text:span text:style-name="T16">S</text:span><text:span text:style-name="T17">IG</text:span><text:span text:style-name="T18">:</text:span> <text:span text:style-name="T28">arcGIS</text:span>.</text:p>
        </text:list-item>
        <text:list-item>
          <text:p text:style-name="P16"><text:span text:style-name="T30">Statistique:</text:span><text:span text:style-name="T29"> </text:span>R.</text:p>
        </text:list-item>
        <text:list-item>
          <text:p text:style-name="P16"><text:span text:style-name="T29">CAO: </text:span>Rhino.</text:p>
        </text:list-item>
      </text:list>
      <text:p text:style-name="P17">Maitrise des outils de bureautique.</text:p>
      <text:p text:style-name="P17"><text:span text:style-name="T48">Bonne b</text:span>ase de programmation en Python.</text:p>
      <text:h text:style-name="P6" text:outline-level="2">Langue</text:h>
      <text:p text:style-name="P38"><text:span text:style-name="T23">Français (maternel).</text:span></text:p>
      <text:p text:style-name="P38"><text:span text:style-name="T29">Anglais (scientifique). </text:span></text:p>
      <text:p text:style-name="P38"><text:span text:style-name="T29">Espagnol (scolaire).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top="0cm" fo:margin-bottom="0.25cm" loext:contextual-spacing="true" fo:line-height="100%" fo:background-color="transparent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5149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span text:style-name="MT1">3</text:span></text:p>
      </style:footer>
      <style:footer-left>
        <text:p text:style-name="MP1"><text:page-number text:select-page="current">2</text:page-number>/<text:span text:style-name="MT1">3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02:20.121682138</meta:creation-date>
    <dc:date>2020-02-22T14:16:52.537405191</dc:date>
    <meta:editing-duration>PT1H48M42S</meta:editing-duration>
    <meta:editing-cycles>12</meta:editing-cycles>
    <meta:generator>LibreOffice/6.2.8.2$Linux_X86_64 LibreOffice_project/20$Build-2</meta:generator>
    <meta:document-statistic meta:table-count="0" meta:image-count="1" meta:object-count="0" meta:page-count="3" meta:paragraph-count="73" meta:word-count="556" meta:character-count="4318" meta:non-whitespace-character-count="3366"/>
  </office:meta>
</office:document-meta>
</file>